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8f8" officeooo:paragraph-rsid="001908f8"/>
    </style:style>
    <style:style style:name="P2" style:family="paragraph" style:parent-style-name="Standard">
      <style:text-properties officeooo:rsid="001a6201" officeooo:paragraph-rsid="001a6201"/>
    </style:style>
    <style:style style:name="P3" style:family="paragraph" style:parent-style-name="Standard" style:list-style-name="L1">
      <style:text-properties officeooo:rsid="001908f8" officeooo:paragraph-rsid="001908f8"/>
    </style:style>
    <style:style style:name="P4" style:family="paragraph" style:parent-style-name="Standard" style:list-style-name="L2">
      <style:text-properties officeooo:rsid="001908f8" officeooo:paragraph-rsid="001908f8"/>
    </style:style>
    <style:style style:name="P5" style:family="paragraph" style:parent-style-name="Standard" style:list-style-name="L1">
      <style:text-properties officeooo:rsid="001b7076" officeooo:paragraph-rsid="001b7076"/>
    </style:style>
    <style:style style:name="P6" style:family="paragraph" style:parent-style-name="Standard" style:list-style-name="L3">
      <style:text-properties officeooo:rsid="001ccf1c" officeooo:paragraph-rsid="001ccf1c"/>
    </style:style>
    <style:style style:name="P7" style:family="paragraph" style:parent-style-name="Standard">
      <style:text-properties officeooo:rsid="001ccf1c" officeooo:paragraph-rsid="001ccf1c"/>
    </style:style>
    <style:style style:name="P8" style:family="paragraph" style:parent-style-name="Standard">
      <style:text-properties officeooo:rsid="001d028a" officeooo:paragraph-rsid="001d028a"/>
    </style:style>
    <style:style style:name="T1" style:family="text">
      <style:text-properties officeooo:rsid="001a6201"/>
    </style:style>
    <style:style style:name="T2" style:family="text">
      <style:text-properties officeooo:rsid="001ccf1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77cm" fo:text-indent="-0.635cm" fo:margin-left="3.8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12cm" fo:text-indent="-0.635cm" fo:margin-left="4.5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47cm" fo:text-indent="-0.635cm" fo:margin-left="5.1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82cm" fo:text-indent="-0.635cm" fo:margin-left="5.7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17cm" fo:text-indent="-0.635cm" fo:margin-left="6.4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52cm" fo:text-indent="-0.635cm" fo:margin-left="7.0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87cm" fo:text-indent="-0.635cm" fo:margin-left="7.6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22cm" fo:text-indent="-0.635cm" fo:margin-left="8.3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57cm" fo:text-indent="-0.635cm" fo:margin-left="8.9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92cm" fo:text-indent="-0.635cm" fo:margin-left="9.59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</text:p>
      <text:p text:style-name="P1"/>
      <text:p text:style-name="P1"/>
      <text:p text:style-name="P1">* Réaliser une application (« type instagram »</text:p>
      <text:p text:style-name="P1">* But : partages de photo</text:p>
      <text:p text:style-name="P1">* OPEN SOURCE</text:p>
      <text:p text:style-name="P1">*Responsive</text:p>
      <text:p text:style-name="P1"/>
      <text:p text:style-name="P2">* hebergement du site : gerer par le client</text:p>
      <text:p text:style-name="P2">*nom du domaine : <text:s/>voir client</text:p>
      <text:p text:style-name="P1"/>
      <text:p text:style-name="P1">* <text:span text:style-name="T1">Langues francais</text:span></text:p>
      <text:p text:style-name="P1"/>
      <text:p text:style-name="P1">*chartre graphique : Pas de charte marquée, <text:span text:style-name="T1">sobre pour ne pas gener les photos, strictement à instagram identique.</text:span></text:p>
      <text:p text:style-name="P1"/>
      <text:p text:style-name="P1">*Interfaces : <text:s/></text:p>
      <text:p text:style-name="P1"/>
      <text:p text:style-name="P1"><text:tab/>-utilisateur : </text:p>
      <text:list xml:id="list2387901989" text:style-name="L1">
        <text:list-item>
          <text:p text:style-name="P3">telechargement du programme</text:p>
        </text:list-item>
        <text:list-item>
          <text:p text:style-name="P3">Poster des photos</text:p>
        </text:list-item>
        <text:list-item>
          <text:p text:style-name="P3"><text:s/>Profil →<text:span text:style-name="T1"> photo ronde</text:span></text:p>
        </text:list-item>
        <text:list-item>
          <text:p text:style-name="P5">compteur de like</text:p>
          <text:p text:style-name="P5"/>
        </text:list-item>
      </text:list>
      <text:p text:style-name="P1"><text:tab/>-visiteur :</text:p>
      <text:list xml:id="list1442217835" text:style-name="L2">
        <text:list-item>
          <text:p text:style-name="P4">consulte les photos</text:p>
        </text:list-item>
        <text:list-item>
          <text:p text:style-name="P4">like</text:p>
        </text:list-item>
        <text:list-item>
          <text:p text:style-name="P4">commente</text:p>
        </text:list-item>
      </text:list>
      <text:p text:style-name="P1"><text:tab/>-<text:span text:style-name="T2">Accueil :</text:span></text:p>
      <text:list xml:id="list2324460590" text:style-name="L3">
        <text:list-item>
          <text:p text:style-name="P6">Accessible via recherche google</text:p>
        </text:list-item>
        <text:list-item>
          <text:p text:style-name="P6">programme open source, lien vers github</text:p>
        </text:list-item>
      </text:list>
      <text:p text:style-name="P7"/>
      <text:p text:style-name="P7"/>
      <text:p text:style-name="P8"><text:span text:style-name="T3">Pour suivre l’avancement de votre projet</text:span> : <text:s text:c="3"/>https://trello.com/b/pxZR0PlC</text:p>
      <text:p text:style-name="P1"/>
      <text:p text:style-name="P1"/>
      <text:list xml:id="list144830531150487" text:continue-list="list2387901989" text:style-name="L1">
        <text:list-header>
          <text:p text:style-name="P3"/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0:10:50.837470696</meta:creation-date>
    <dc:date>2018-07-11T14:48:30.162972249</dc:date>
    <meta:editing-duration>PT16M52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26" meta:word-count="113" meta:character-count="642" meta:non-whitespace-character-count="552"/>
  </office:meta>
</office:document-meta>
</file>